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9.5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20.833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18.963cm"/>
    </style:style>
    <style:style style:name="pr6" style:family="presentation" style:parent-style-name="Padrão-subtitle">
      <style:graphic-properties draw:fill-color="#ffffff" fo:min-height="19.56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44pt" style:font-size-asian="44pt" style:font-size-complex="44pt"/>
    </style:style>
    <style:style style:name="P5" style:family="paragraph">
      <loext:graphic-properties draw:fill-color="#ffffff"/>
      <style:text-properties fo:font-size="44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-color="#ffffff"/>
      <style:text-properties fo:font-size="36pt" style:font-size-asian="36pt" style:font-size-complex="36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4pt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2" draw:layer="layout" svg:width="25.199cm" svg:height="19.563cm" svg:x="1.4cm" svg:y="0.837cm" presentation:class="subtitle" presentation:user-transformed="true">
          <draw:text-box>
            <text:p text:style-name="P1"><text:span text:style-name="T1">O Diário</text:span></text:p>
            <text:p><text:span text:style-name="T2">Andréa Fon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3" draw:text-style-name="P4" draw:layer="layout" svg:width="25.599cm" svg:height="20.833cm" svg:x="1cm" svg:y="0.102cm" presentation:class="subtitle" presentation:user-transformed="true">
          <draw:text-box>
            <text:p><text:span text:style-name="T3">Deus olhou do céu e</text:span></text:p>
            <text:p><text:span text:style-name="T3">viu você em meio à multidão</text:span></text:p>
            <text:p><text:span text:style-name="T3">Se sentindo tão sozinho</text:span></text:p>
            <text:p><text:span text:style-name="T3">e ferido o coração</text:span></text:p>
            <text:p><text:span text:style-name="T3">E com lágrimas nos olhos,</text:span></text:p>
            <text:p><text:span text:style-name="T3">então fez o seu pedido</text:span></text:p>
            <text:p><text:span text:style-name="T3">Sem qualquer murmuração.</text:span></text:p>
            <text:p><text:span text:style-name="T3">Oh, meu Senhor, fale comigo</text:span></text:p>
            <text:p><text:span text:style-name="T3">Então Deus agiu depressa,</text:span></text:p>
            <text:p><text:span text:style-name="T3">quando viu seu coração</text:span></text:p>
            <text:p><text:span text:style-name="T3">Que permaneceu fiel,</text:span></text:p>
            <text:p><text:span text:style-name="T3">em meio à tribul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5" draw:text-style-name="P5" draw:layer="layout" svg:width="25.199cm" svg:height="18.963cm" svg:x="1.4cm" svg:y="0.837cm" presentation:class="subtitle" presentation:user-transformed="true">
          <draw:text-box>
            <text:p><text:span text:style-name="T4">A lágrima para Deus foi o vocabulário</text:span></text:p>
            <text:p><text:span text:style-name="T4">Que Ele interpretou sem usar dicionário</text:span></text:p>
            <text:p><text:span text:style-name="T4">Seu pedido escreveu no seu diário</text:span></text:p>
            <text:p><text:span text:style-name="T4">E o dia da resposta está no calendário (2x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5" draw:text-style-name="P7" draw:layer="layout" svg:width="25.199cm" svg:height="18.963cm" svg:x="1.4cm" svg:y="0.837cm" presentation:class="subtitle" presentation:user-transformed="true">
          <draw:text-box>
            <text:p text:style-name="P6"><text:span text:style-name="T5">É hoje, É hoje, É hoje,</text:span></text:p>
            <text:p text:style-name="P6"><text:span text:style-name="T5">É hoje que Deus vai fazer</text:span></text:p>
            <text:p text:style-name="P6"><text:span text:style-name="T5">É hoje, É hoje, É hoje,</text:span></text:p>
            <text:p text:style-name="P6"><text:span text:style-name="T5">É hoje que vai operar</text:span></text:p>
            <text:p text:style-name="P6"><text:span text:style-name="T5">Pois em meio à guerra permaneceu fiel</text:span></text:p>
            <text:p text:style-name="P6"><text:span text:style-name="T5">E a sua adoração abriu a porta do céu</text:span></text:p>
            <text:p text:style-name="P6"><text:span text:style-name="T5">Pois você é um ungido,</text:span></text:p>
            <text:p text:style-name="P6"><text:span text:style-name="T5">é escolhido e protegido</text:span></text:p>
            <text:p text:style-name="P6"><text:span text:style-name="T5">E a sua lágrima moveu o coração de Deus</text:span></text:p>
            <text:p text:style-name="P6"><text:span text:style-name="T5">Então Deus agiu depressa,</text:span></text:p>
            <text:p text:style-name="P6"><text:span text:style-name="T5">quando viu seu coração</text:span></text:p>
            <text:p text:style-name="P6"><text:span text:style-name="T5">Que permaneceu fiel, em meio à tribul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6" draw:text-style-name="P7" draw:layer="layout" svg:width="25.199cm" svg:height="19.563cm" svg:x="1.4cm" svg:y="0.837cm" presentation:class="subtitle" presentation:user-transformed="true">
          <draw:text-box>
            <text:p><text:span text:style-name="T5">A lágrima para Deus foi o vocabulário</text:span></text:p>
            <text:p><text:span text:style-name="T5">Que Ele interpretou sem usar dicionário</text:span></text:p>
            <text:p><text:span text:style-name="T5">Seu pedido escreveu no seu diário</text:span></text:p>
            <text:p><text:span text:style-name="T5">E o dia da resposta está no calendário (2x)</text:span></text:p>
            <text:p><text:span text:style-name="T5">É hoje, É hoje, É hoje, É hoje</text:span></text:p>
            <text:p><text:span text:style-name="T5">Pois em meio à guerra permaneceu fiel</text:span></text:p>
            <text:p><text:span text:style-name="T5">E a sua adoração abriu a porta do céu</text:span></text:p>
            <text:p><text:span text:style-name="T5">Pois você é um ungido, é escolhido e protegido</text:span></text:p>
            <text:p><text:span text:style-name="T5">(E a sua lágrima moveu o coração de Deus) (2x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3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5T17:05:05.234000000</meta:creation-date>
    <dc:date>2017-01-07T12:00:54.036774247</dc:date>
    <meta:editing-duration>PT6M51S</meta:editing-duration>
    <meta:editing-cycles>3</meta:editing-cycles>
    <meta:generator>LibreOffice/5.2.4.2.1$Linux_X86_64 LibreOffice_project/20m0$Build-2</meta:generator>
    <meta:document-statistic meta:object-count="36"/>
  </office:meta>
</office:document-meta>
</file>